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等线" svg:font-family="等线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5.985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2.762cm"/>
    </style:style>
    <style:style style:name="co5" style:family="table-column">
      <style:table-column-properties fo:break-before="auto" style:column-width="20.971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ta1" style:family="table" style:master-page-name="PageStyle_5f__20_BOM_20_Templat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c3c3c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fo:padding="0.071cm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Excel_5f_BuiltIn_5f_Hyperlink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等线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BOM Templat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number-columns-repeated="253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anufacturer Part Number or Seeed SKU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Acheté</text:p>
          </table:table-cell>
          <table:table-cell table:style-name="ce1" office:value-type="string" calcext:value-type="string">
            <text:p>Link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C1 </text:p>
          </table:table-cell>
          <table:table-cell table:style-name="ce5" office:value-type="string" calcext:value-type="string">
            <text:p>CC0603MRY5V9BB473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www.mouser.fr/ProductDetail/YAGEO/CC0603MRY5V9BB473?qs=AgBp2OyFlx8oJoPEaO7J9Q%3D%3D" xlink:type="simple">https://www.mouser.fr/ProductDetail/YAGEO/CC0603MRY5V9BB473?qs=AgBp2OyFlx8oJoPEaO7J9Q%3D%3D</text:a>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C10,C11,C22 </text:p>
          </table:table-cell>
          <table:table-cell table:style-name="ce2" office:value-type="string" calcext:value-type="string">
            <text:p>CL21A106KOQNNNG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ttps://www.mouser.fr/ProductDetail/Samsung-Electro-Mechanics/CL21A106KOQNNNG?qs=sGAEpiMZZMvsSlwiRhF8qiamir66WTSkBRoD9MoKPnM%3D</text:p>
          </table:table-cell>
          <table:table-cell table:style-name="ce7"/>
          <table:table-cell table:number-columns-repeated="252"/>
        </table:table-row>
        <table:table-row table:style-name="ro2">
          <table:table-cell table:style-name="ce2" office:value-type="string" calcext:value-type="string">
            <text:p>C2 </text:p>
          </table:table-cell>
          <table:table-cell table:style-name="ce2" office:value-type="string" calcext:value-type="string">
            <text:p>CL10A224KB8NNNC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www.mouser.fr/ProductDetail/Samsung-Electro-Mechanics/CL10A224KB8NNNC?qs=sGAEpiMZZMvsSlwiRhF8qtsGU%2FCnaNeQ2pAx%2FyO8BDlqGcrTKW51Mg%3D%3D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C3 </text:p>
          </table:table-cell>
          <table:table-cell table:style-name="ce2" office:value-type="string" calcext:value-type="string">
            <text:p>CL10B104KB8NFNC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www.mouser.fr/ProductDetail/Samsung-Electro-Mechanics/CL10B104KB8NFNC?qs=sGAEpiMZZMvsSlwiRhF8qunkWFWGyo%252Bv1GZw38BXXfVnkeSfSD0rvg%3D%3D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C4 </text:p>
          </table:table-cell>
          <table:table-cell table:style-name="ce5" office:value-type="string" calcext:value-type="string">
            <text:p>EDK107M035A9HAA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www.mouser.fr/ProductDetail/KEMET/EDK107M035A9HAA?qs=T9vdlufmP8wEbPdGrLfbyw%3D%3D" xlink:type="simple">https://www.mouser.fr/ProductDetail/KEMET/EDK107M035A9HAA?qs=T9vdlufmP8wEbPdGrLfbyw%3D%3D</text:a>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C41 </text:p>
          </table:table-cell>
          <table:table-cell table:style-name="ce2" office:value-type="string" calcext:value-type="string">
            <text:p>CL10A105KL8NNNC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www.mouser.fr/ProductDetail/Samsung-Electro-Mechanics/CL10A105KL8NNNC?qs=sGAEpiMZZMvsSlwiRhF8qtsBU8Zhqm2RLIDZDghI9lGzj%2FYVDbgmuQ%3D%3D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C5,C6,C20,C21,C23 </text:p>
          </table:table-cell>
          <table:table-cell table:style-name="ce2" office:value-type="string" calcext:value-type="string">
            <text:p>CL10B104KA8NNWC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https://www.mouser.fr/ProductDetail/Samsung-Electro-Mechanics/CL10B104KA8NNWC?qs=sGAEpiMZZMvsSlwiRhF8qvCY8MbTG5UFsLNcvFy0oSw%3D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C8,C9 </text:p>
          </table:table-cell>
          <table:table-cell table:style-name="ce2" office:value-type="string" calcext:value-type="string">
            <text:p>CL10C100DB81PN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pan text:style-name="T1"><text:a xlink:href="https://www.mouser.fr/ProductDetail/Samsung-Electro-Mechanics/CL10C100DB81PNC?qs=sGAEpiMZZMvsSlwiRhF8qtsGU%2FCnaNeQ%252BDo2JdVgb2ygiVq9388VOw%3D%3D" xlink:type="simple">https://www.mouser.fr/ProductDetail/Samsung-Electro-Mechanics/CL10C100DB81PNC?qs=sGAEpiMZZMvsSlwiRhF8qtsGU%2FCnaNeQ%252BDo2JdVgb2ygiVq9388VOw%3D%3D</text:a></text:span>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D1 </text:p>
          </table:table-cell>
          <table:table-cell table:style-name="ce2" office:value-type="string" calcext:value-type="string">
            <text:p>SS16T3G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mouser.fr/ProductDetail/Panjit/SS16_R2_00001?qs=sPbYRqrBIVlqcURvaJzT%252BA%3D%3D" xlink:type="simple">https://www.mouser.fr/ProductDetail/Panjit/SS16_R2_00001?qs=sPbYRqrBIVlqcURvaJzT%252BA%3D%3D</text:a>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D2 </text:p>
          </table:table-cell>
          <table:table-cell table:style-name="ce2" office:value-type="string" calcext:value-type="string">
            <text:p>SMAJ40CA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www.mouser.fr/ProductDetail/?qs=pU29NIZ4ZwCw3PnlxOleOw%3D%3D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L1,L2,L3 </text:p>
          </table:table-cell>
          <table:table-cell table:style-name="ce2" office:value-type="string" calcext:value-type="string">
            <text:p>LB2518T221M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ttps://www.mouser.fr/ProductDetail/Taiyo-Yuden/LB2518T221M?qs=I6KAKw0tg2yY77OJYA9jag%3D%3D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LD1 </text:p>
          </table:table-cell>
          <table:table-cell table:style-name="ce2" office:value-type="string" calcext:value-type="string">
            <text:p>150060RS5504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www.mouser.fr/ProductDetail/Wurth-Elektronik/150060RS55040?qs=8Aam6%252B7C6HHnMZFlrlTntA%3D%3D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R1 → 2512</text:p>
          </table:table-cell>
          <table:table-cell table:style-name="ce2" office:value-type="string" calcext:value-type="string">
            <text:p>WK73R2BTTD27R0F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https://www.mouser.fr/ProductDetail/YAGEO/RC2512FK-0727RL?qs=GMd7ukQor4Pf90R1q7Ftdw%3D%3D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R20 </text:p>
          </table:table-cell>
          <table:table-cell table:style-name="ce2" office:value-type="string" calcext:value-type="string">
            <text:p>MCT06030C1002FP50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www.mouser.fr/ProductDetail/Vishay-Beyschlag/MCT06030C1002FP500?qs=sGAEpiMZZMvdGkrng054t%252B7N8nKX0VXe%2FafJHKs0Nqw%3D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R21 </text:p>
          </table:table-cell>
          <table:table-cell table:style-name="ce5" office:value-type="string" calcext:value-type="string">
            <text:p>RT0603FRE13100R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www.mouser.fr/ProductDetail/YAGEO/RT0603FRE13100RL?qs=%2Ff7pOCXLR5cRmbu%252BupeB5g%3D%3D" xlink:type="simple">https://www.mouser.fr/ProductDetail/YAGEO/RT0603FRE13100RL?qs=%2Ff7pOCXLR5cRmbu%252BupeB5g%3D%3D</text:a>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R2,R3 </text:p>
          </table:table-cell>
          <table:table-cell table:style-name="ce2" office:value-type="string" calcext:value-type="string">
            <text:p>SFR03EZPJ1R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ttps://www.mouser.fr/ProductDetail/ROHM-Semiconductor/SFR03EZPJ1R0?qs=Mv7BduZupUhg%2FozxqD6EfA%3D%3D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R4 </text:p>
          </table:table-cell>
          <table:table-cell table:style-name="ce2" office:value-type="string" calcext:value-type="string">
            <text:p>RT0603DRE0756K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pan text:style-name="T1"><text:a xlink:href="https://www.mouser.fr/ProductDetail/YAGEO/RT0603DRE0756KL?qs=4CyHz7GXqSjwr563n0hfGQ%3D%3D" xlink:type="simple">https://www.mouser.fr/ProductDetail/YAGEO/RT0603DRE0756KL?qs=4CyHz7GXqSjwr563n0hfGQ%3D%3D</text:a></text:span>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R5 </text:p>
          </table:table-cell>
          <table:table-cell table:style-name="ce2" office:value-type="string" calcext:value-type="string">
            <text:p>RT0603FRE07499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pan text:style-name="T1"><text:a xlink:href="https://www.mouser.fr/ProductDetail/YAGEO/RT0603FRE07499KL?qs=%2Ff7pOCXLR5dHyFF6GLQcKQ%3D%3D" xlink:type="simple">https://www.mouser.fr/ProductDetail/YAGEO/RT0603FRE07499KL?qs=%2Ff7pOCXLR5dHyFF6GLQcKQ%3D%3D</text:a></text:span>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SwReset1,SwProg1 </text:p>
          </table:table-cell>
          <table:table-cell table:style-name="ce2" office:value-type="string" calcext:value-type="string">
            <text:p>SKQGABE01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ttps://www.mouser.fr/ProductDetail/ALPS/SKQGABE010?qs=N5Jky1br14NGdH0AMYxewQ%3D%3D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U1 </text:p>
          </table:table-cell>
          <table:table-cell table:style-name="ce2" office:value-type="string" calcext:value-type="string">
            <text:p>NCN5130MNTWG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s://www.mouser.fr/ProductDetail/onsemi/NCN5130MNTWG?qs=sGAEpiMZZMsyYdr3R27aV%2FyfBetTZLuYah%252BU%2FGK00PQ%3D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U2 </text:p>
          </table:table-cell>
          <table:table-cell table:style-name="ce2" office:value-type="string" calcext:value-type="string">
            <text:p>STM32U575CIU6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s://www.mouser.fr/ProductDetail/STMicroelectronics/STM32L432KCU6?qs=sGAEpiMZZMueQxo7L%2FBPyGlkDlHQ8XwjqFkWSLh2yvA%3D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X1 </text:p>
          </table:table-cell>
          <table:table-cell table:style-name="ce2" office:value-type="string" calcext:value-type="string">
            <text:p>FA-238 16.0000MB-K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pan text:style-name="T1"><text:a xlink:href="https://www.mouser.fr/ProductDetail/Epson-Timing/FA-238-160000MB-K3?qs=CANAagUtPAoF3w0fRAI0xg%3D%3D" xlink:type="simple">https://www.mouser.fr/ProductDetail/Epson-Timing/FA-238-160000MB-K3?qs=CANAagUtPAoF3w0fRAI0xg%3D%3D</text:a></text:span></text:p>
          </table:table-cell>
          <table:table-cell table:number-columns-repeated="253"/>
        </table:table-row>
        <table:table-row table:style-name="ro3" table:number-rows-repeated="2">
          <table:table-cell table:style-name="ce3" table:number-columns-repeated="4"/>
          <table:table-cell table:number-columns-repeated="254"/>
        </table:table-row>
        <table:table-row table:style-name="ro3" table:number-rows-repeated="1048550">
          <table:table-cell table:number-columns-repeated="258"/>
        </table:table-row>
        <table:table-row table:style-name="ro3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等线" svg:font-family="等线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middle"/>
      <style:text-properties fo:color="#000000" style:font-name="等线" fo:font-family="等线" style:font-family-generic="swiss" style:font-pitch="variable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等线" fo:font-family="等线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3:55:18.869713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BOM_20_Template" style:display-name="PageStyle_ BOM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06T09:24:34</meta:creation-date>
    <dc:date>2022-07-13T13:55:51.923317585</dc:date>
    <meta:editing-cycles>21</meta:editing-cycles>
    <meta:editing-duration>PT1H38M41S</meta:editing-duration>
    <meta:generator>LibreOffice/7.0.4.2$Linux_X86_64 LibreOffice_project/00$Build-2</meta:generator>
    <meta:document-statistic meta:table-count="1" meta:cell-count="1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